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wFile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owFileTask.setRecursive( final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wFileTask.showFile( final FileObject file , final String prefi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howFileTask.logContent( final FileObject file , final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howFileTask.setShowContent( final boolean show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wFileTask.setFile( final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